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17360342.png" manifest:media-type="image/png"/>
  <manifest:file-entry manifest:full-path="Pictures/1000000000000556000003000CBC4284.png" manifest:media-type="image/png"/>
  <manifest:file-entry manifest:full-path="Pictures/100000000000055600000300C7ABEE6A.png" manifest:media-type="image/png"/>
  <manifest:file-entry manifest:full-path="Pictures/1000000000000556000003005E643FA3.png" manifest:media-type="image/png"/>
  <manifest:file-entry manifest:full-path="Pictures/1000000000000556000003000F4B6FD0.png" manifest:media-type="image/png"/>
  <manifest:file-entry manifest:full-path="Pictures/100000000000055600000300A4837063.png" manifest:media-type="image/png"/>
  <manifest:file-entry manifest:full-path="Pictures/1000000000000556000003005B0A8B2C.png" manifest:media-type="image/png"/>
  <manifest:file-entry manifest:full-path="Pictures/100000000000055600000300CD8731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811in, 0.5429in, 0.5681in, 2.98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028in, 0.522in, 0.9252in, 3.004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043in, 0.5008in, 0.7374in, 3.05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193in, 0.5654in, 0.7575in, 2.94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165in, 0.4575in, 1.4098in, 2.98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453in, 0.4366in, 0.9244in, 2.850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307in, 0.4154in, 0.6465in, 3.004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5083in, 0.922in, 1.0972in, 3.013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8" draw:name="Image1" text:anchor-type="char" svg:x="-0.4256in" svg:y="0.1839in" svg:width="7.9583in" svg:height="4.1693in" draw:z-index="0"><draw:image xlink:href="Pictures/100000000000055600000300C7ABEE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Image3" text:anchor-type="char" svg:x="-0.5374in" svg:y="-0.1402in" svg:width="8.0661in" svg:height="3.8972in" draw:z-index="1"><draw:image xlink:href="Pictures/1000000000000556000003005E643FA3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3" draw:name="Image4" text:anchor-type="char" svg:x="-0.6417in" svg:y="0.0638in" svg:width="8.1382in" svg:height="4.3602in" draw:z-index="5"><draw:image xlink:href="Pictures/1000000000000556000003000CBC4284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6" draw:name="Image2" text:anchor-type="char" svg:x="-0.4543in" svg:y="0.0575in" svg:width="7.9783in" svg:height="4.2571in" draw:z-index="2"><draw:image xlink:href="Pictures/1000000000000556000003000F4B6F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5" draw:name="Image5" text:anchor-type="char" svg:x="-0.3291in" svg:y="0.0965in" svg:width="7.6752in" svg:height="3.6091in" draw:z-index="3"><draw:image xlink:href="Pictures/100000000000055600000300A4837063.png" xlink:type="simple" xlink:show="embed" xlink:actuate="onLoad" draw:mime-type="image/png"/></draw:frame></text:p>
      <text:p text:style-name="Standard"/>
      <text:p text:style-name="Standard"><draw:frame draw:style-name="fr4" draw:name="Image6" text:anchor-type="char" svg:x="-0.4319in" svg:y="0.1846in" svg:width="8.0134in" svg:height="4.3028in" draw:z-index="4"><draw:image xlink:href="Pictures/1000000000000556000003005B0A8B2C.png" xlink:type="simple" xlink:show="embed" xlink:actuate="onLoad" draw:mime-type="image/png"/></draw:frame></text:p>
      <text:p text:style-name="Standard"/>
      <text:p text:style-name="Standard"><draw:frame draw:style-name="fr2" draw:name="Image7" text:anchor-type="char" svg:x="-0.5772in" svg:y="-0.3362in" svg:width="8.0654in" svg:height="4.1984in" draw:z-index="6"><draw:image xlink:href="Pictures/1000000000000556000003001736034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8" text:anchor-type="char" svg:x="-0.4291in" svg:y="0.1126in" svg:width="7.8626in" svg:height="4.3709in" draw:z-index="7"><draw:image xlink:href="Pictures/100000000000055600000300CD873138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1T16:07:15.749000000</meta:creation-date>
    <dc:date>2025-09-01T11:43:40.111000000</dc:date>
    <meta:editing-duration>PT7H12M33S</meta:editing-duration>
    <meta:editing-cycles>8</meta:editing-cycles>
    <meta:generator>LibreOffice/24.2.6.2$Windows_X86_64 LibreOffice_project/ef66aa7e36a1bb8e65bfbc63aba53045a14d0871</meta:generator>
    <meta:document-statistic meta:table-count="0" meta:image-count="8" meta:object-count="0" meta:page-count="6" meta:paragraph-count="0" meta:word-count="0" meta:character-count="0" meta:non-whitespace-character-count="0"/>
  </office:meta>
</office:document-meta>
</file>